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7800000013FCCD2990B872FD422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6.002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64cm" svg:y="14.986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5.146cm" svg:height="5.677cm" svg:x="1.524cm" svg:y="7.023cm" presentation:class="title" presentation:user-transformed="true">
          <draw:text-box>
            <text:p text:style-name="P2"><text:span text:style-name="T1">Laboratorio de</text:span><text:span text:style-name="T1"><text:line-break/></text:span><text:span text:style-name="T1">Arquitectura de Ordenadores</text:span></text:p>
          </draw:text-box>
        </draw:frame>
        <draw:frame draw:style-name="gr1" draw:text-style-name="P1" draw:layer="layout" svg:width="15.296cm" svg:height="2.54cm" svg:x="6.294cm" svg:y="2.54cm">
          <draw:image xlink:href="Pictures/10000000000007800000013FCCD2990B872FD4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9-10T09:27:26.052667774</dc:date>
    <meta:editing-duration>P7DT21H4M8S</meta:editing-duration>
    <meta:editing-cycles>495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